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2.75pt"/>
    </style:style>
    <style:style style:name="co3" style:family="table-column">
      <style:table-column-properties fo:break-before="auto" style:column-width="57.4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ce5" style:family="table-cell" style:parent-style-name="Default" style:data-style-name="N100"/>
    <style:style style:name="ce6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6" table:number-columns-repeated="2" table:default-cell-style-name="ce6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0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Ffill 0</text:p>
          </table:table-cell>
          <table:table-cell office:value-type="string" calcext:value-type="string">
            <text:p>Ffill 1</text:p>
          </table:table-cell>
          <table:table-cell office:value-type="string" calcext:value-type="string">
            <text:p>Ffill 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formula="of:=IF([.B2]&lt;&gt;0; [.B2]; [.B1])" office:value-type="float" office:value="3.9" calcext:value-type="float">
            <text:p>3.9</text:p>
          </table:table-cell>
          <table:table-cell table:formula="of:=IF([.C2]&lt;&gt;0; [.C2]; [.C1])" office:value-type="float" office:value="13" calcext:value-type="float">
            <text:p>13</text:p>
          </table:table-cell>
          <table:table-cell table:formula="of:=IF([.D2]&lt;&gt;0; [.D2]; [.D1])" office:value-type="float" office:value="35.6" calcext:value-type="float">
            <text:p>3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IF([.B3]&lt;&gt;0; [.B3]; [.B2])" office:value-type="float" office:value="4.8" calcext:value-type="float">
            <text:p>4.8</text:p>
          </table:table-cell>
          <table:table-cell table:formula="of:=IF([.C3]&lt;&gt;0; [.C3]; [.C2])" office:value-type="float" office:value="13.6" calcext:value-type="float">
            <text:p>13.6</text:p>
          </table:table-cell>
          <table:table-cell table:formula="of:=IF([.D3]&lt;&gt;0; [.D3]; [.D2])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formula="of:=IF([.B4]&lt;&gt;0; [.B4]; [.B3])" office:value-type="float" office:value="4.5" calcext:value-type="float">
            <text:p>4.5</text:p>
          </table:table-cell>
          <table:table-cell table:formula="of:=IF([.C4]&lt;&gt;0; [.C4]; [.C3])" office:value-type="float" office:value="13.8" calcext:value-type="float">
            <text:p>13.8</text:p>
          </table:table-cell>
          <table:table-cell table:formula="of:=IF([.D4]&lt;&gt;0; [.D4]; [.D3])" office:value-type="float" office:value="38.9" calcext:value-type="float">
            <text:p>3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IF([.B5]&lt;&gt;0; [.B5]; [.B4])" office:value-type="float" office:value="4.5" calcext:value-type="float">
            <text:p>4.5</text:p>
          </table:table-cell>
          <table:table-cell table:formula="of:=IF([.C5]&lt;&gt;0; [.C5]; [.C4])" office:value-type="float" office:value="14.3" calcext:value-type="float">
            <text:p>14.3</text:p>
          </table:table-cell>
          <table:table-cell table:formula="of:=IF([.D5]&lt;&gt;0; [.D5]; [.D4])" office:value-type="float" office:value="39.3" calcext:value-type="float">
            <text:p>3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IF([.B6]&lt;&gt;0; [.B6]; [.B5])" office:value-type="float" office:value="3.8" calcext:value-type="float">
            <text:p>3.8</text:p>
          </table:table-cell>
          <table:table-cell table:formula="of:=IF([.C6]&lt;&gt;0; [.C6]; [.C5])" office:value-type="float" office:value="15.3" calcext:value-type="float">
            <text:p>15.3</text:p>
          </table:table-cell>
          <table:table-cell table:formula="of:=IF([.D6]&lt;&gt;0; [.D6]; [.D5])" office:value-type="float" office:value="39.8" calcext:value-type="float">
            <text:p>3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9" calcext:value-type="float">
            <text:p>9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table:formula="of:=IF([.B7]&lt;&gt;0; [.B7]; [.B6])" office:value-type="float" office:value="9" calcext:value-type="float">
            <text:p>9</text:p>
          </table:table-cell>
          <table:table-cell table:formula="of:=IF([.C7]&lt;&gt;0; [.C7]; [.C6])" office:value-type="float" office:value="14.2" calcext:value-type="float">
            <text:p>14.2</text:p>
          </table:table-cell>
          <table:table-cell table:formula="of:=IF([.D7]&lt;&gt;0; [.D7]; [.D6])" office:value-type="float" office:value="39.8" calcext:value-type="float">
            <text:p>3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IF([.B8]&lt;&gt;0; [.B8]; [.B7])" office:value-type="float" office:value="3.4" calcext:value-type="float">
            <text:p>3.4</text:p>
          </table:table-cell>
          <table:table-cell table:formula="of:=IF([.C8]&lt;&gt;0; [.C8]; [.C7])" office:value-type="float" office:value="13.9" calcext:value-type="float">
            <text:p>13.9</text:p>
          </table:table-cell>
          <table:table-cell table:formula="of:=IF([.D8]&lt;&gt;0; [.D8]; [.D7])" office:value-type="float" office:value="38.3" calcext:value-type="float">
            <text:p>38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IF([.B9]&lt;&gt;0; [.B9]; [.B8])" office:value-type="float" office:value="5.2" calcext:value-type="float">
            <text:p>5.2</text:p>
          </table:table-cell>
          <table:table-cell table:formula="of:=IF([.C9]&lt;&gt;0; [.C9]; [.C8])" office:value-type="float" office:value="14.5" calcext:value-type="float">
            <text:p>14.5</text:p>
          </table:table-cell>
          <table:table-cell table:formula="of:=IF([.D9]&lt;&gt;0; [.D9]; [.D8])"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36.7" calcext:value-type="float">
            <text:p>36.7</text:p>
          </table:table-cell>
          <table:table-cell table:formula="of:=IF([.B10]&lt;&gt;0; [.B10]; [.B9])" office:value-type="float" office:value="4.3" calcext:value-type="float">
            <text:p>4.3</text:p>
          </table:table-cell>
          <table:table-cell table:formula="of:=IF([.C10]&lt;&gt;0; [.C10]; [.C9])" office:value-type="float" office:value="14.5" calcext:value-type="float">
            <text:p>14.5</text:p>
          </table:table-cell>
          <table:table-cell table:formula="of:=IF([.D10]&lt;&gt;0; [.D10]; [.D9])" office:value-type="float" office:value="36.7" calcext:value-type="float">
            <text:p>36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IF([.B11]&lt;&gt;0; [.B11]; [.B10])" office:value-type="float" office:value="6.1" calcext:value-type="float">
            <text:p>6.1</text:p>
          </table:table-cell>
          <table:table-cell table:formula="of:=IF([.C11]&lt;&gt;0; [.C11]; [.C10])" office:value-type="float" office:value="13.9" calcext:value-type="float">
            <text:p>13.9</text:p>
          </table:table-cell>
          <table:table-cell table:formula="of:=IF([.D11]&lt;&gt;0; [.D11]; [.D10])" office:value-type="float" office:value="35.6" calcext:value-type="float">
            <text:p>3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IF([.B12]&lt;&gt;0; [.B12]; [.B11])" office:value-type="float" office:value="6.1" calcext:value-type="float">
            <text:p>6.1</text:p>
          </table:table-cell>
          <table:table-cell table:formula="of:=IF([.C12]&lt;&gt;0; [.C12]; [.C11])" office:value-type="float" office:value="13.6" calcext:value-type="float">
            <text:p>13.6</text:p>
          </table:table-cell>
          <table:table-cell table:formula="of:=IF([.D12]&lt;&gt;0; [.D12]; [.D11])" office:value-type="float" office:value="35.9" calcext:value-type="float">
            <text:p>3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IF([.B13]&lt;&gt;0; [.B13]; [.B12])" office:value-type="float" office:value="3" calcext:value-type="float">
            <text:p>3</text:p>
          </table:table-cell>
          <table:table-cell table:formula="of:=IF([.C13]&lt;&gt;0; [.C13]; [.C12])" office:value-type="float" office:value="14.3" calcext:value-type="float">
            <text:p>14.3</text:p>
          </table:table-cell>
          <table:table-cell table:formula="of:=IF([.D13]&lt;&gt;0; [.D13]; [.D12])" office:value-type="float" office:value="35.6" calcext:value-type="float">
            <text:p>35.6</text:p>
          </table:table-cell>
          <table:table-cell table:number-columns-repeated="3"/>
        </table:table-row>
      </table:table>
      <table:table table:name="Lag" table:style-name="ta1">
        <table:table-column table:style-name="co1" table:default-cell-style-name="ce5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0</text:p>
          </table:table-cell>
          <table:table-cell office:value-type="string" calcext:value-type="string">
            <text:p>Ffill 0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table:formula="of:=IF([.B3]&lt;&gt;0;[.B2]; [.C2])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table:formula="of:=IF([.B4]&lt;&gt;0;[.B3]; [.C3])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0" calcext:value-type="float">
            <text:p>0</text:p>
          </table:table-cell>
          <table:table-cell table:formula="of:=IF([.B5]&lt;&gt;0;[.B4]; [.C4])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0" calcext:value-type="float">
            <text:p>0</text:p>
          </table:table-cell>
          <table:table-cell table:formula="of:=IF([.B7]&lt;&gt;0;[.B6]; [.C6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table:formula="of:=IF([.B9]&lt;&gt;0;[.B8]; [.C8])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table:formula="of:=IF([.B10]&lt;&gt;0;[.B9]; [.C9])"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table:formula="of:=IF([.B11]&lt;&gt;0;[.B10]; [.C10])"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0" calcext:value-type="float">
            <text:p>0</text:p>
          </table:table-cell>
          <table:table-cell table:formula="of:=IF([.B12]&lt;&gt;0;[.B11]; [.C11])"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3:29:42.640779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5T21:50:52.228532272</dc:date>
    <meta:editing-duration>PT1H17M5S</meta:editing-duration>
    <meta:editing-cycles>19</meta:editing-cycles>
    <meta:document-statistic meta:table-count="2" meta:cell-count="130" meta:object-count="0"/>
  </office:meta>
</office:document-meta>
</file>